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7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632cm" svg:height="3.095cm" svg:x="0.868cm" svg:y="6.905cm">
          <draw:text-box>
            <text:p>Die eine Bibel und</text:p>
            <text:p>Die vielen Bibeln</text:p>
            <text:p>→ Übersetzungen</text:p>
            <text:p>→ Sprache verstehen</text:p>
          </draw:text-box>
        </draw:frame>
        <draw:frame draw:style-name="gr2" draw:layer="layout" svg:width="6.073cm" svg:height="2.384cm" svg:x="1.26cm" svg:y="13.827cm">
          <draw:text-box>
            <text:p>Bibelwissen</text:p>
            <text:p>(z.B. <text:s/>Abkürzungen,</text:p>
            <text:p>Einteilung)</text:p>
          </draw:text-box>
        </draw:frame>
        <draw:line draw:style-name="gr3" draw:text-style-name="P1" draw:layer="layout" svg:x1="9cm" svg:y1="12cm" svg:x2="5.5cm" svg:y2="14cm">
          <text:p/>
        </draw:line>
        <draw:line draw:style-name="gr3" draw:text-style-name="P1" draw:layer="layout" svg:x1="8.5cm" svg:y1="9.5cm" svg:x2="6.5cm" svg:y2="8.5cm">
          <text:p/>
        </draw:line>
        <draw:frame draw:style-name="gr1" draw:layer="layout" svg:width="7.508cm" svg:height="3.806cm" svg:x="12.701cm" svg:y="15.238cm">
          <draw:text-box>
            <text:p>Entstehung?</text:p>
            <text:p>(Quellen,</text:p>
            <text:p>Quellenforschung,</text:p>
            <text:p>Historischer Hintergrund,</text:p>
            <text:p>Festlegung des Kanon)</text:p>
          </draw:text-box>
        </draw:frame>
        <draw:line draw:style-name="gr3" draw:text-style-name="P1" draw:layer="layout" svg:x1="10.5cm" svg:y1="12cm" svg:x2="14.5cm" svg:y2="15cm">
          <text:p/>
        </draw:line>
        <draw:frame draw:style-name="gr1" draw:layer="layout" svg:width="6.522cm" svg:height="3.095cm" svg:x="13cm" svg:y="11cm">
          <draw:text-box>
            <text:p>Sinn? Wahrheit?</text:p>
            <text:p>Realität? Fiktion?</text:p>
            <text:p>Information? Lehre?</text:p>
            <text:p><text:s text:c="21"/>Prinzip?</text:p>
          </draw:text-box>
        </draw:frame>
        <draw:line draw:style-name="gr3" draw:text-style-name="P1" draw:layer="layout" svg:x1="11cm" svg:y1="10.5cm" svg:x2="13cm" svg:y2="11.5cm">
          <text:p/>
        </draw:line>
        <draw:frame draw:style-name="gr1" draw:layer="layout" svg:width="5.828cm" svg:height="5.228cm" svg:x="14cm" svg:y="4.5cm">
          <draw:text-box>
            <text:p>Wie verstehen?</text:p>
            <text:p>→ Übertragung/</text:p>
            <text:p><text:s text:c="5"/>Anwendung</text:p>
            <text:p><text:s text:c="5"/>Auf mein Leben</text:p>
            <text:p><text:s text:c="5"/>hier und heute?</text:p>
            <text:p/>
            <text:p><text:s text:c="5"/>Nutzen?</text:p>
          </draw:text-box>
        </draw:frame>
        <draw:line draw:style-name="gr3" draw:text-style-name="P1" draw:layer="layout" svg:x1="10.5cm" svg:y1="9.5cm" svg:x2="14cm" svg:y2="5.5cm">
          <text:p/>
        </draw:line>
        <draw:custom-shape draw:style-name="gr4" draw:text-style-name="P1" draw:layer="layout" svg:width="5.5cm" svg:height="2.5cm" svg:x="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419cm" svg:height="1.673cm" svg:x="8.081cm" svg:y="9.827cm">
          <draw:text-box>
            <text:p><text:s/>Bibel und</text:p>
            <text:p>Bibellesen</text:p>
          </draw:text-box>
        </draw:frame>
        <draw:frame draw:style-name="gr1" draw:layer="layout" svg:width="7.153cm" svg:height="0.962cm" svg:x="5cm" svg:y="17.886cm">
          <draw:text-box>
            <text:p>Interreligiöser Vergleich</text:p>
          </draw:text-box>
        </draw:frame>
        <draw:line draw:style-name="gr3" draw:text-style-name="P1" draw:layer="layout" svg:x1="9.5cm" svg:y1="12.5cm" svg:x2="9cm" svg:y2="18cm">
          <text:p/>
        </draw:line>
        <draw:frame draw:style-name="gr1" draw:layer="layout" svg:width="7.085cm" svg:height="1.673cm" svg:x="7.415cm" svg:y="1.327cm">
          <draw:text-box>
            <text:p>Ansprache Gottes</text:p>
            <text:p>→ Auseinandersetzung</text:p>
          </draw:text-box>
        </draw:frame>
        <draw:line draw:style-name="gr3" draw:text-style-name="P1" draw:layer="layout" svg:x1="15.5cm" svg:y1="4.5cm" svg:x2="12.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bias Schulz</meta:initial-creator>
    <meta:creation-date>2009-02-04T13:22:41</meta:creation-date>
    <dc:date>2009-02-04T13:52:58</dc:date>
    <dc:creator>Tobias Schulz</dc:creator>
    <meta:editing-duration>PT00H30M21S</meta:editing-duration>
    <meta:editing-cycles>13</meta:editing-cycles>
    <meta:generator>OpenOffice.org/3.0$Linux OpenOffice.org_project/300m9$Build-9358</meta:generator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